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Transformer.isCopy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SecuritySubject( NormalizedMessage from , NormalizedMessag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transform( MessageExchange 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Transformer.copyPropertie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pyTransformer.setCopySecuritySubject( boolean copy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Attachments( NormalizedMessage from , NormalizedMessage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yTransformer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transform( MessageExchange exchange , NormalizedMessage from , NormalizedMessage to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pyTransforme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